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33d0d3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es el propósito principal de los núcleos CUDA en una tarjeta gráfica NVIDIA?</text:p>
      <text:p text:style-name="P5">a) Mejorar el rendimiento de la memoria RAM.</text:p>
      <text:p text:style-name="P5">b) Acelerar cálculos paralelos utilizando la arquitectura CUDA.</text:p>
      <text:p text:style-name="P5">c) Gestionar la interfaz de usuario.</text:p>
      <text:p text:style-name="P5">d) Controlar la velocidad del ventilador.</text:p>
      <text:p text:style-name="P5"/>
      <text:p text:style-name="P5">¿Cuál de las siguientes afirmaciones es verdadera sobre el tamaño físico de una tarjeta gráfica Mini-ITX?</text:p>
      <text:p text:style-name="P5">a) Es más grande que una tarjeta gráfica ATX.</text:p>
      <text:p text:style-name="P5">b) Es el mismo que una tarjeta gráfica Full-Height.</text:p>
      <text:p text:style-name="P5">c) Es más pequeño que una tarjeta gráfica ATX y generalmente diseñado para sistemas compactos.</text:p>
      <text:p text:style-name="P5">d) Varía significativamente dependiendo del fabricante.</text:p>
      <text:p text:style-name="P5"/>
      <text:p text:style-name="P5">¿Cuál de las siguientes opciones describe mejor la arquitectura de núcleos Tensor en tarjetas gráficas modernas?</text:p>
      <text:p text:style-name="P5">a) Diseñada para mejorar el rendimiento en juegos.</text:p>
      <text:p text:style-name="P5">b) Centrada en acelerar operaciones de inteligencia artificial y aprendizaje profundo.</text:p>
      <text:p text:style-name="P5">c) Especializada en gráficos 2D.</text:p>
      <text:p text:style-name="P5">d) Controla las funciones de visualización en múltiples monitores.</text:p>
      <text:p text:style-name="P5"/>
      <text:p text:style-name="P5">¿Cuál de las siguientes afirmaciones es verdadera sobre las tarjetas gráficas externas (eGPU)?</text:p>
      <text:p text:style-name="P5">a) Son solo compatibles con computadoras de escritorio.</text:p>
      <text:p text:style-name="P5">b) Se conectan a través de puertos USB.</text:p>
      <text:p text:style-name="P5">c) Mejoran el rendimiento gráfico de computadoras portátiles y ultrabooks.</text:p>
      <text:p text:style-name="P5">d) No requieren alimentación eléctrica adicional.</text:p>
      <text:p text:style-name="P5"/>
      <text:p text:style-name="P5">¿Cuál de las siguientes interfaces se utiliza comúnmente para conectar tarjetas gráficas a la tarjeta madre?</text:p>
      <text:p text:style-name="P5">a) SATA.</text:p>
      <text:p text:style-name="P5">b) PCIe.</text:p>
      <text:p text:style-name="P5">c) USB.</text:p>
      <text:p text:style-name="P5">d) Thunderbolt.</text:p>
      <text:p text:style-name="P5"/>
      <text:p text:style-name="P5">¿Cuál de las siguientes opciones describe mejor el propósito de una tarjeta gráfica integrada?</text:p>
      <text:p text:style-name="P5">a) Ofrecer un rendimiento gráfico superior en aplicaciones 3D.</text:p>
      <text:p text:style-name="P5">b) Proporcionar capacidades gráficas básicas sin requerir una tarjeta gráfica dedicada.</text:p>
      <text:p text:style-name="P5">c) Mejorar la velocidad de la CPU en tareas generales.</text:p>
      <text:p text:style-name="P5">d) Agregar funcionalidades de realidad virtual.</text:p>
      <text:p text:style-name="P5"/>
      <text:p text:style-name="P5">¿Cuál de los siguientes fabricantes es conocido por su línea de tarjetas gráficas GeForce?</text:p>
      <text:p text:style-name="P5">a) NVIDIA.</text:p>
      <text:p text:style-name="P5">b) Intel.</text:p>
      <text:p text:style-name="P5">c) ASUS.</text:p>
      <text:p text:style-name="P5"><text:soft-page-break/>d) AMD.</text:p>
      <text:p text:style-name="P5"/>
      <text:p text:style-name="P5">¿Cuántos procesadores de flujo tiene típicamente una tarjeta gráfica moderna?</text:p>
      <text:p text:style-name="P5">a) 32.</text:p>
      <text:p text:style-name="P5">b) 128.</text:p>
      <text:p text:style-name="P5">c) 512.</text:p>
      <text:p text:style-name="P5">d) Varía según el modelo y la marca.</text:p>
      <text:p text:style-name="P5"/>
      <text:p text:style-name="P5">¿Qué significa la sigla "GPU" en el contexto de hardware informático?</text:p>
      <text:p text:style-name="P5">a) General Processing Unit.</text:p>
      <text:p text:style-name="P5">b) Graphics Processing Unit.</text:p>
      <text:p text:style-name="P5">c) General Purpose Unit.</text:p>
      <text:p text:style-name="P5">d) Graphics Performance Unit.</text:p>
      <text:p text:style-name="P5"/>
      <text:p text:style-name="P5">¿Cuál de las siguientes opciones describe mejor la memoria GDDR en una tarjeta gráfica?</text:p>
      <text:p text:style-name="P5">a) Graphics Double Data Rate.</text:p>
      <text:p text:style-name="P5">b) General Dynamic Data RAM.</text:p>
      <text:p text:style-name="P5">c) Graphics Disk Drive RAM.</text:p>
      <text:p text:style-name="P5">d) General Double Density RAM.</text:p>
      <text:p text:style-name="P5"/>
      <text:p text:style-name="P5">¿Cuál de los siguientes fabricantes es conocido por su línea de tarjetas gráficas Radeon?</text:p>
      <text:p text:style-name="P5">a) NVIDIA.</text:p>
      <text:p text:style-name="P5">b) Intel.</text:p>
      <text:p text:style-name="P5">c) ASUS.</text:p>
      <text:p text:style-name="P5">d) AMD.</text:p>
      <text:p text:style-name="P5"/>
      <text:p text:style-name="P5">¿Cuál de las siguientes afirmaciones es verdadera sobre el tamaño físico de una tarjeta gráfica Mini-ITX?</text:p>
      <text:p text:style-name="P5">a) Es más grande que una tarjeta gráfica ATX.</text:p>
      <text:p text:style-name="P5">b) Es el mismo que una tarjeta gráfica Full-Height.</text:p>
      <text:p text:style-name="P5">c) Es más pequeño que una tarjeta gráfica ATX y generalmente diseñado para sistemas compactos.</text:p>
      <text:p text:style-name="P5">d) Varía significativamente dependiendo del fabricante.</text:p>
      <text:p text:style-name="P5"/>
      <text:p text:style-name="P5">¿Cuál de las siguientes opciones describe mejor la arquitectura de núcleos Tensor en tarjetas gráficas modernas?</text:p>
      <text:p text:style-name="P5">a) Diseñada para mejorar el rendimiento en juegos.</text:p>
      <text:p text:style-name="P5">b) Centrada en acelerar operaciones de inteligencia artificial y aprendizaje profundo.</text:p>
      <text:p text:style-name="P5">c) Especializada en gráficos 2D.</text:p>
      <text:p text:style-name="P5">d) Controla las funciones de visualización en múltiples monitores.</text:p>
      <text:p text:style-name="P5"/>
      <text:p text:style-name="P5">¿Cuál de las siguientes afirmaciones es verdadera sobre las tarjetas gráficas externas (eGPU)?</text:p>
      <text:p text:style-name="P5">a) Son solo compatibles con computadoras de escritorio.</text:p>
      <text:p text:style-name="P5">b) Se conectan a través de puertos USB.</text:p>
      <text:p text:style-name="P5">c) Mejoran el rendimiento gráfico de computadoras portátiles y ultrabooks.</text:p>
      <text:p text:style-name="P5">d) No requieren alimentación eléctrica adicional.</text:p>
      <text:p text:style-name="P5"/>
      <text:p text:style-name="P5">¿Cuál de los siguientes fabricantes es conocido por sus tarjetas gráficas GeForce?</text:p>
      <text:p text:style-name="P5"><text:soft-page-break/>a) AMD.</text:p>
      <text:p text:style-name="P5">b) Intel.</text:p>
      <text:p text:style-name="P5">c) NVIDIA.</text:p>
      <text:p text:style-name="P5">d) ASUS.</text:p>
      <text:p text:style-name="P5"/>
      <text:p text:style-name="P5">¿Qué es CUDA en el contexto de tarjetas gráficas NVIDIA?</text:p>
      <text:p text:style-name="P5">a) Un tipo de conector de pantalla.</text:p>
      <text:p text:style-name="P5">b) Una interfaz de usuario para configurar gráficos.</text:p>
      <text:p text:style-name="P5">c) Una arquitectura de procesamiento paralelo desarrollada por NVIDIA.</text:p>
      <text:p text:style-name="P5">d) Una tecnología de refrigeración avanzada.</text:p>
      <text:p text:style-name="P5"/>
      <text:p text:style-name="P5">¿Cuál de las siguientes opciones describe mejor el propósito de una tarjeta gráfica integrada?</text:p>
      <text:p text:style-name="P5">a) Ofrecer un rendimiento gráfico superior en aplicaciones 3D.</text:p>
      <text:p text:style-name="P5">b) Proporcionar capacidades gráficas básicas sin requerir una tarjeta gráfica dedicada.</text:p>
      <text:p text:style-name="P5">c) Mejorar la velocidad de la CPU en tareas generales.</text:p>
      <text:p text:style-name="P5">d) Agregar funcionalidades de realidad virtual.</text:p>
      <text:p text:style-name="P5"/>
      <text:p text:style-name="P5">¿Cuántos procesadores de flujo tiene típicamente una tarjeta gráfica moderna?</text:p>
      <text:p text:style-name="P5">a) 32.</text:p>
      <text:p text:style-name="P5">b) 128.</text:p>
      <text:p text:style-name="P5">c) 512.</text:p>
      <text:p text:style-name="P5">d) Varía según el modelo y la marca.</text:p>
      <text:p text:style-name="P5"/>
      <text:p text:style-name="P5">¿Cuál de las siguientes opciones describe mejor la arquitectura de núcleos Tensor en tarjetas gráficas modernas?</text:p>
      <text:p text:style-name="P5">a) Diseñada para mejorar el rendimiento en juegos.</text:p>
      <text:p text:style-name="P5">b) Centrada en acelerar operaciones de inteligencia artificial y aprendizaje profundo.</text:p>
      <text:p text:style-name="P5">c) Especializada en gráficos 2D.</text:p>
      <text:p text:style-name="P5">d) Controla las funciones de visualización en múltiples monitores.</text:p>
      <text:p text:style-name="P5"/>
      <text:p text:style-name="P5">¿Cuál es el propósito principal de los núcleos CUDA en una tarjeta gráfica NVIDIA?</text:p>
      <text:p text:style-name="P5">a) Mejorar el rendimiento de la memoria RAM.</text:p>
      <text:p text:style-name="P5">b) Acelerar cálculos paralelos utilizando la arquitectura CUDA.</text:p>
      <text:p text:style-name="P5">c) Gestionar la interfaz de usuario.</text:p>
      <text:p text:style-name="P5">d) Controlar la velocidad del ventilador.</text:p>
      <text:p text:style-name="P5"/>
      <text:p text:style-name="P5">¿Cuál es la finalidad principal de los buses en una placa base?</text:p>
      <text:p text:style-name="P5">a) Gestionar la comunicación entre la CPU y los periféricos.</text:p>
      <text:p text:style-name="P5">b) Alimentar los componentes de la placa base.</text:p>
      <text:p text:style-name="P5">c) Controlar la velocidad del ventilador.</text:p>
      <text:p text:style-name="P5">d) Administrar la memoria RAM.</text:p>
      <text:p text:style-name="P5"/>
      <text:p text:style-name="P5">¿Qué es un bus de datos en el contexto de la placa base?</text:p>
      <text:p text:style-name="P5">a) Un conector para dispositivos de almacenamiento.</text:p>
      <text:p text:style-name="P5">b) Una vía de comunicación por donde se transmiten los datos entre la CPU y otros componentes.</text:p>
      <text:p text:style-name="P5">c) Un sistema de alimentación para la tarjeta madre.</text:p>
      <text:p text:style-name="P5">d) Un conector de pantalla.</text:p>
      <text:p text:style-name="P5"><text:soft-page-break/></text:p>
      <text:p text:style-name="P5">¿Cuál de las siguientes afirmaciones es verdadera sobre un bus de dirección en la placa base?</text:p>
      <text:p text:style-name="P5">a) Controla la velocidad de la CPU.</text:p>
      <text:p text:style-name="P5">b) Facilita la conexión de dispositivos de almacenamiento.</text:p>
      <text:p text:style-name="P5">c) Determina la cantidad máxima de memoria que la CPU puede direccionar.</text:p>
      <text:p text:style-name="P5">d) Regula la temperatura del sistema.</text:p>
      <text:p text:style-name="P5"/>
      <text:p text:style-name="P5">¿Cuál es la ventaja principal de un bus de datos más ancho (por ejemplo, de 64 bits) en comparación con uno más estrecho (por ejemplo, de 32 bits)?</text:p>
      <text:p text:style-name="P5">a) Mayor velocidad de transferencia de datos.</text:p>
      <text:p text:style-name="P5">b) Menor consumo de energía.</text:p>
      <text:p text:style-name="P5">c) Mayor compatibilidad con periféricos antiguos.</text:p>
      <text:p text:style-name="P5">d) Menor costo de fabricación.</text:p>
      <text:p text:style-name="P5"/>
      <text:p text:style-name="P5">¿Dónde suele estar ubicado el bus PCI Express (PCIe) en una placa base?</text:p>
      <text:p text:style-name="P5">a) En el extremo superior de la placa.</text:p>
      <text:p text:style-name="P5">b) En el centro de la placa.</text:p>
      <text:p text:style-name="P5">c) En la parte inferior de la placa.</text:p>
      <text:p text:style-name="P5">d) En el lateral de la placa.</text:p>
      <text:p text:style-name="P5"/>
      <text:p text:style-name="P5">¿Cuál es la finalidad principal de un bus de sistema (FSB) en la placa base?</text:p>
      <text:p text:style-name="P5">a) Conectar periféricos externos.</text:p>
      <text:p text:style-name="P5">b) Facilitar la comunicación entre la CPU y la memoria RAM.</text:p>
      <text:p text:style-name="P5">c) Gestionar la energía de la placa.</text:p>
      <text:p text:style-name="P5">d) Controlar la velocidad del ventilador de la CPU.</text:p>
      <text:p text:style-name="P5"/>
      <text:p text:style-name="P5">¿Cuál de las siguientes afirmaciones es verdadera sobre la arquitectura de un bus paralelo en la placa base?</text:p>
      <text:p text:style-name="P5">a) Transmite datos de bit en bit en un solo cable.</text:p>
      <text:p text:style-name="P5">b) Utiliza múltiples cables para transmitir varios bits simultáneamente.</text:p>
      <text:p text:style-name="P5">c) Transmite datos en forma de paquetes a través de cables paralelos.</text:p>
      <text:p text:style-name="P5">d) Se utiliza exclusivamente para la conexión de dispositivos de almacenamiento.</text:p>
      <text:p text:style-name="P5"/>
      <text:p text:style-name="P5">¿Qué es un conector IDE en la placa base?</text:p>
      <text:p text:style-name="P5">a) Un conector de pantalla.</text:p>
      <text:p text:style-name="P5">b) Un conector para dispositivos de almacenamiento.</text:p>
      <text:p text:style-name="P5">c) Un conector de alimentación para la CPU.</text:p>
      <text:p text:style-name="P5">d) Un conector de red.</text:p>
      <text:p text:style-name="P5"/>
      <text:p text:style-name="P5">¿Cuál de las siguientes afirmaciones es verdadera sobre el bus SATA en la placa base?</text:p>
      <text:p text:style-name="P5">a) Utiliza un conector de 40 pines.</text:p>
      <text:p text:style-name="P5">b) Transmite datos en forma de paquetes a través de cables paralelos.</text:p>
      <text:p text:style-name="P5">c) Se utiliza para la conexión de dispositivos de red.</text:p>
      <text:p text:style-name="P5">d) Se utiliza para la conexión de dispositivos de almacenamiento, como discos duros y unidades SSD.</text:p>
      <text:p text:style-name="P5"/>
      <text:p text:style-name="P5">¿Cuál es la ventaja principal de un bus serie en comparación con un bus paralelo en la placa base?</text:p>
      <text:p text:style-name="P5"><text:soft-page-break/>a) Mayor velocidad de transferencia de datos.</text:p>
      <text:p text:style-name="P5">b) Menor consumo de energía.</text:p>
      <text:p text:style-name="P5">c) Mayor compatibilidad con periféricos antiguos.</text:p>
      <text:p text:style-name="P5">d) Menor costo de fabricación.</text:p>
      <text:p text:style-name="P5"/>
      <text:p text:style-name="P5">¿Qué es un conector PCIe en la placa base?</text:p>
      <text:p text:style-name="P5">a) Un conector de alimentación para la CPU.</text:p>
      <text:p text:style-name="P5">b) Un conector de red.</text:p>
      <text:p text:style-name="P5">c) Un conector para dispositivos de almacenamiento.</text:p>
      <text:p text:style-name="P5">d) Un conector de expansión para tarjetas gráficas, tarjetas de sonido y otros periféricos.</text:p>
      <text:p text:style-name="P5"/>
      <text:p text:style-name="P5">¿Cuál es la finalidad principal de un bus de sistema (FSB) en la placa base?</text:p>
      <text:p text:style-name="P5">a) Conectar periféricos externos.</text:p>
      <text:p text:style-name="P5">b) Facilitar la comunicación entre la CPU y la memoria RAM.</text:p>
      <text:p text:style-name="P5">c) Gestionar la energía de la placa.</text:p>
      <text:p text:style-name="P5">d) Controlar la velocidad del ventilador de la CPU.</text:p>
      <text:p text:style-name="P5"/>
      <text:p text:style-name="P5">¿Qué es un conector IDE en la placa base?</text:p>
      <text:p text:style-name="P5">a) Un conector de pantalla.</text:p>
      <text:p text:style-name="P5">b) Un conector para dispositivos de almacenamiento.</text:p>
      <text:p text:style-name="P5">c) Un conector de alimentación para la CPU.</text:p>
      <text:p text:style-name="P5">d) Un conector de red.</text:p>
      <text:p text:style-name="P5"/>
      <text:p text:style-name="P5">¿Cuál de las siguientes afirmaciones es verdadera sobre el bus SATA en la placa base?</text:p>
      <text:p text:style-name="P5">a) Utiliza un conector de 40 pines.</text:p>
      <text:p text:style-name="P5">b) Transmite datos en forma de paquetes a través de cables paralelos.</text:p>
      <text:p text:style-name="P5">c) Se utiliza para la conexión de dispositivos de red.</text:p>
      <text:p text:style-name="P5">d) Se utiliza para la conexión de dispositivos de almacenamiento, como discos duros y unidades SSD.</text:p>
      <text:p text:style-name="P5"/>
      <text:p text:style-name="P5">¿Cuál es la ventaja principal de un bus serie en comparación con un bus paralelo en la placa base?</text:p>
      <text:p text:style-name="P5">a) Mayor velocidad de transferencia de datos.</text:p>
      <text:p text:style-name="P5">b) Menor consumo de energía.</text:p>
      <text:p text:style-name="P5">c) Mayor compatibilidad con periféricos antiguos.</text:p>
      <text:p text:style-name="P5">d) Menor costo de fabricación.</text:p>
      <text:p text:style-name="P5"/>
      <text:p text:style-name="P5">¿Qué es un conector PCIe en la placa base?</text:p>
      <text:p text:style-name="P5">a) Un conector de alimentación para la CPU.</text:p>
      <text:p text:style-name="P5">b) Un conector de red.</text:p>
      <text:p text:style-name="P5">c) Un conector para dispositivos de almacenamiento.</text:p>
      <text:p text:style-name="P5">d) Un conector de expansión para tarjetas gráficas, tarjetas de sonido y otros periféricos.</text:p>
      <text:p text:style-name="P5"/>
      <text:p text:style-name="P5">¿Dónde suele estar ubicado el bus PCI Express (PCIe) en una placa base?</text:p>
      <text:p text:style-name="P5">a) En el extremo superior de la placa.</text:p>
      <text:p text:style-name="P5">b) En el centro de la placa.</text:p>
      <text:p text:style-name="P5">c) En la parte inferior de la placa.</text:p>
      <text:p text:style-name="P5">d) En el lateral de la placa.</text:p>
      <text:p text:style-name="P5"><text:soft-page-break/></text:p>
      <text:p text:style-name="P5">¿Cuál es la finalidad principal de un bus de sistema (FSB) en la placa base?</text:p>
      <text:p text:style-name="P5">a) Conectar periféricos externos.</text:p>
      <text:p text:style-name="P5">b) Facilitar la comunicación entre la CPU y la memoria RAM.</text:p>
      <text:p text:style-name="P5">c) Gestionar la energía de la placa.</text:p>
      <text:p text:style-name="P5">d) Controlar la velocidad del ventilador de la CPU.</text:p>
      <text:p text:style-name="P5"/>
      <text:p text:style-name="P5">¿Qué es un conector IDE en la placa base?</text:p>
      <text:p text:style-name="P5">a) Un conector de pantalla.</text:p>
      <text:p text:style-name="P5">b) Un conector para dispositivos de almacenamiento.</text:p>
      <text:p text:style-name="P5">c) Un conector de alimentación para la CPU.</text:p>
      <text:p text:style-name="P5">d) Un conector de red.</text:p>
      <text:p text:style-name="P5"/>
      <text:p text:style-name="P5">¿Cuál de las siguientes afirmaciones es verdadera sobre el bus SATA en la placa base?</text:p>
      <text:p text:style-name="P5">a) Utiliza un conector de 40 pines.</text:p>
      <text:p text:style-name="P5">b) Transmite datos en forma de paquetes a través de cables paralelos.</text:p>
      <text:p text:style-name="P5">c) Se utiliza para la conexión de dispositivos de red.</text:p>
      <text:p text:style-name="P5">d) Se utiliza para la conexión de dispositivos de almacenamiento, como discos duros y unidades SSD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5</text:page-number><text:s/>/ <text:page-count>6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6</text:page-number><text:s/>/ <text:page-count>6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9:48.775430189</dc:date>
    <meta:editing-duration>PT7H37M13S</meta:editing-duration>
    <meta:editing-cycles>28</meta:editing-cycles>
    <meta:generator>LibreOffice/7.6.2.1$Linux_X86_64 LibreOffice_project/56f7684011345957bbf33a7ee678afaf4d2ba333</meta:generator>
    <meta:document-statistic meta:table-count="0" meta:image-count="0" meta:object-count="0" meta:page-count="6" meta:paragraph-count="205" meta:word-count="1747" meta:character-count="10530" meta:non-whitespace-character-count="8986"/>
  </office:meta>
</office:document-meta>
</file>